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épartements</text:p>
      <text:p text:style-name="Normal">Dentistes</text:p>
      <text:p text:style-name="Normal">Neurologie</text:p>
      <text:p text:style-name="Normal">Ophtalmologie</text:p>
      <text:p text:style-name="Normal">Orthopédie</text:p>
      <text:p text:style-name="Normal">Département de cancérologie</text:p>
      <text:p text:style-name="Normal">Service ORL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</meta:initial-creator>
    <dc:creator>PC</dc:creator>
    <meta:creation-date>2023-03-07T10:41:00Z</meta:creation-date>
    <dc:date>2023-03-07T10:42:00Z</dc:date>
    <meta:template xlink:href="Normal.dotm" xlink:type="simple"/>
    <meta:editing-cycles>7</meta:editing-cycles>
    <meta:editing-duration>PT60S</meta:editing-duration>
    <meta:document-statistic meta:page-count="1" meta:paragraph-count="1" meta:word-count="15" meta:character-count="99" meta:row-count="1" meta:non-whitespace-character-count="85"/>
  </office:meta>
</office:document-meta>
</file>